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5-11-1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5-07-2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5-05-0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5-02-18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4-11-1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4-09-1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4-05-22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4-02-1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3-11-0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3-08-2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3-05-3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3-02-2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2-11-1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2-08-1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2-05-17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2-02-0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1-11-1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1-08-05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1-04-29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0-11-16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0-08-1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0-07-0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0-02-1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9-12-1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9-10-23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9-08-0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9-05-14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9-02-0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8-11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8-08-27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8-05-1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8-02-27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7-11-07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7-08-02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7-05-15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7-02-0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6-11-1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6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6-06-0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6-01-2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5-11-23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5-08-0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5-05-05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5-02-06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4-11-20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4-08-1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4-04-25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4-02-2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3-11-22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3-08-2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3-05-2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3-02-2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11-2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28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28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27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26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25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24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23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22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21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20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19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18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17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16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15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14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13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12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11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10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09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08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07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06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05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04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03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02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01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31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30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29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28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27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26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25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24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23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22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21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20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19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18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17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16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15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14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13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12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11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10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09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08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07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06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05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04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03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02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7-01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30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29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28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27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26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25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24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23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22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21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20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19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18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17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16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15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14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13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12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11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10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09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08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07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06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05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04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03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02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6-01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31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30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29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28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27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26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25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24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23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22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21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20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19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18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17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16 11:26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1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1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1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1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1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1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1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0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0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0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0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0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0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0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0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0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3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2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2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2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2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2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2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2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2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2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2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1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1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1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1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1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1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1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1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1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1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0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0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0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0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0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0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0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0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4-0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3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3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2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2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2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2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2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2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2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2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2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2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1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1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1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1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1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1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1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1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1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1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0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0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0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0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0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0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0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0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3-0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2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2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2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2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2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2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2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2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2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2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2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1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1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1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1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1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1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1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1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1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1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0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0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0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0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0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0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0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0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0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3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3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2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2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2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2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2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2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2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2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2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2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1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1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1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1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1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1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1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1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1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1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0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0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0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0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0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0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0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0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1-0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3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3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2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2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2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2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2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2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2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2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2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2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1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1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1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1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1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1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1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1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1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1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0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0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0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0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0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0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0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0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2-0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3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2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2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2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2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2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2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2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2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2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2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1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1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1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1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1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1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1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1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1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1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1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0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0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0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0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0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0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0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0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0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3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3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2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2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2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2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2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2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2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2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2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2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1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1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1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1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1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1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1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1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1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1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0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0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0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0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0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0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0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0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0-0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3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2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2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2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2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2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2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2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2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2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2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1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1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1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16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15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14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13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12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11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10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09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08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07 11:01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0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0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0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0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0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0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0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3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3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2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2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2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2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2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2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2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2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2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2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1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1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1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1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1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1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1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1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1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1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0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0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0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0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0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0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0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0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8-0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3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3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2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2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2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2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2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2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2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2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2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2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1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1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1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1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1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1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1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1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1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1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0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0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0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0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0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0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0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0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7-0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3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2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2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2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2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2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2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2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2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2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2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1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1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1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1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1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1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1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1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1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1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0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0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0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0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0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0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0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0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6-0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3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3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2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2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2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2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2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2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2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2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2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2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1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1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1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1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1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1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1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1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1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1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1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0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0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0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0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0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0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0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0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0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3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2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2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2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2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2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2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2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2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2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2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1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1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1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1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1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1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1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1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1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1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0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0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0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0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0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0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0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0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4-0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3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3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2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2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2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2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2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2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2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2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2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2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1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1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1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1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1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1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1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1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1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1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0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0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0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0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0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0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0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0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3-0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2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2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2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2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2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23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2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2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2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2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1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1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1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1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1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1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1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1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1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1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0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0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0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0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0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0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0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0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0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3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3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2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2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2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2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2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2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2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22 11:08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2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2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1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1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1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1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1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1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1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1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1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1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0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0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0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0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0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0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0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0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1-0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3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3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2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2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2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2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2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2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2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2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2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2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1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1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1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1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1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1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1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1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1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10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09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08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07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06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05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04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03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02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2-01 11:10:4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30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0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9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3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6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2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24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23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22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2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20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19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18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17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16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15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14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13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12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1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10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09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08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07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06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05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04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03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02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0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30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29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28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27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26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25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24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23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22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2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20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19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18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17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16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15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14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13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12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1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10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09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08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07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06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05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04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03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02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4-0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3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30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29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28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27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26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25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24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23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22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2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20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19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18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17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16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15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14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13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12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1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10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09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08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07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06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05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04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03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02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3-0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28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27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26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25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24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23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22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2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20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19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18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1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17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16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15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14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13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12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1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10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09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08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07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06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05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04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03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02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0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3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30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29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28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27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26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25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24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23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22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2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20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19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18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17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16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15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14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13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12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1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10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09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08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07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06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05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04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03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02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1-0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3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30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29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28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27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26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25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24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23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22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2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20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19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18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17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16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15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14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13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12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1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10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09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08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07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06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05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04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03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02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2-0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30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29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28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27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26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25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24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23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22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2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20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19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18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17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16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15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14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13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12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11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10 11:51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09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09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08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07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06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05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04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03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02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01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31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30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29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28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27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26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25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24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23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22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21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20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19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18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17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16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15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14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13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12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11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10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09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08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07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06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05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04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03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02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0-01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30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29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28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27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26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25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24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23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22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21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20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19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18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17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16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15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14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13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12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11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10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09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08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07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06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05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04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03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02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9-01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31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30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29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28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27 11:28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25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24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23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22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21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20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19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18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0768" calcext:value-type="float">
            <text:p>19.8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17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16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15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7552" calcext:value-type="float">
            <text:p>20.0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14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13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12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11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10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09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08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07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06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05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04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03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02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01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31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30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29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28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27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26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25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24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23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22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21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20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19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18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17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16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15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14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13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12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11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10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09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08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07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06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05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04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03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02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7-01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30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29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28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27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26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25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24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23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22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21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20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19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18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17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16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15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14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13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12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11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10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09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08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07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06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05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04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03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02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6-01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31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30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29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28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27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26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25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24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23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22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21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20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19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18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17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16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15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14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13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12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11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10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09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08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07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06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05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04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03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02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5-01 11:21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3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30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29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28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27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26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25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24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23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22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21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20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19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18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17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16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15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14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13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12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11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10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09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08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07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06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05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04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03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02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01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31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30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29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28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27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26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25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24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23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22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21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20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19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18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17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16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15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14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13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12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11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10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09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08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07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06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05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04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03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02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3-01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28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27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26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25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24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23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22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21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20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19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18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17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16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15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14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13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12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11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10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09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08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07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06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05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04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0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03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02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01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31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30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29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28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27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26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25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24 11:24:1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2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20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1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3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0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8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6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3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09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18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18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17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16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15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14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13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12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1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10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09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08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07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06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05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04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03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02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1-0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3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30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29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28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27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26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25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24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23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22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2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20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9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8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7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6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5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4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3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2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0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9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8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7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6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5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4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3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2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1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30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9 11:1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0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09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08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07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06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05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04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03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02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01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31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30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9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8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7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6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5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4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3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2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1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0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9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8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7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6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5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4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3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2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1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0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9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8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7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6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5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4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3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2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1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30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9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8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7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6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5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4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3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2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1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0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9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8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7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6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5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4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3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2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1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0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9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8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7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6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5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4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3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2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1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31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30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9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8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7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6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5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4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3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2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1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0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9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8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7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6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5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4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3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2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1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0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9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8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7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6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5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4 11:0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3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3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2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1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30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9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8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7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6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5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4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3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2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1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0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9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8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7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6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5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4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3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2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1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0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9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8 11:24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7 11:4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6 11:4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5 11:4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4 11:4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3 11:4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2 11:4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1 11:4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31 11:4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30 11:4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9 11:4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8 11:4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7 11:4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6 11:4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5 11:4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4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3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2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1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0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19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18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17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16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15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14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13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12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11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10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09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08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07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06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05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04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03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02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01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28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27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26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25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24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23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22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21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20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19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18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17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16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15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14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13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12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11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10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09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08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07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06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05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04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03 11:4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02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02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2-01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31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30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29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28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27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26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25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24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23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22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21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20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19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18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17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16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15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14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13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12 11:5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1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11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10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09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08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07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06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05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04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03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02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1-01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31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30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29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28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27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26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25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24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23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22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21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20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19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18 11:51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1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17 11:0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16 11:0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15 11:0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14 11:0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13 11:0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12 11:0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11 11:0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10 11:0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09 11:0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08 11:0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07 11:0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06 11:0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05 11:0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04 11:03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03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02 11:1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2-01 11:12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3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30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29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28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27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26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25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24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23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22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21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20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19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18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1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17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16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15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14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13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12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11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10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09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08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07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06 11:1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0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05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04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03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02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1-01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31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30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9 11:1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8 11:5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7 11:5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6 11:5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5 11:5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4 11:5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3 11:5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2 11:5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1 11:55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3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820" meta:object-count="0"/>
    <meta:user-defined meta:name="AppVersion">3.0</meta:user-defined>
  </office:meta>
</office:document-meta>
</file>